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01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1.462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65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T1" style:family="text">
      <style:text-properties fo:language="pt" fo:country="BR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>
            <text:p>Questão</text:p>
          </table:table-cell>
          <table:table-cell office:value-type="string">
            <text:p><text:span text:style-name="T1">Item</text:span>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SUM([.C2:.G2])" office:value-type="float" office:value="25">
            <text:p>25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SUM([.C3:.G3])" office:value-type="float" office:value="25">
            <text:p>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4:.G4])" office:value-type="float" office:value="25">
            <text:p>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C5:.G5])" office:value-type="float" office:value="25">
            <text:p>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C6:.G6])" office:value-type="float" office:value="25">
            <text:p>25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:.G7])" office:value-type="float" office:value="25">
            <text:p>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8:.G8])" office:value-type="float" office:value="25">
            <text:p>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C9:.G9])" office:value-type="float" office:value="25">
            <text:p>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C10:.G10])" office:value-type="float" office:value="25">
            <text:p>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11:.G11])" office:value-type="float" office:value="25">
            <text:p>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2:.G12])" office:value-type="float" office:value="25">
            <text:p>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13:.G13])" office:value-type="float" office:value="25">
            <text:p>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C14:.G14])" office:value-type="float" office:value="25">
            <text:p>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15:.G15])" office:value-type="float" office:value="25">
            <text:p>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SUM([.C16:.G16])" office:value-type="float" office:value="25">
            <text:p>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17:.G17])" office:value-type="float" office:value="25">
            <text:p>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18:.G18])" office:value-type="float" office:value="25">
            <text:p>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C19:.G19])" office:value-type="float" office:value="25">
            <text:p>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C20:.G20])" office:value-type="float" office:value="25">
            <text:p>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21:.G21])" office:value-type="float" office:value="25">
            <text:p>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22:.G22])" office:value-type="float" office:value="25">
            <text:p>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23:.G23])" office:value-type="float" office:value="25">
            <text:p>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24:.G24])" office:value-type="float" office:value="25">
            <text:p>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25:.G25])" office:value-type="float" office:value="25">
            <text:p>25</text:p>
          </table:table-cell>
        </table:table-row>
        <table:table-row table:style-name="ro2">
          <table:table-cell table:number-columns-repeated="2"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26:.G26])" office:value-type="float" office:value="25">
            <text:p>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27:.G27])" office:value-type="float" office:value="25">
            <text:p>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SUM([.C28:.G28])" office:value-type="float" office:value="25">
            <text:p>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29:.G29])" office:value-type="float" office:value="25">
            <text:p>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30:.G30])" office:value-type="float" office:value="25">
            <text:p>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31:.G31])" office:value-type="float" office:value="25">
            <text:p>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32:.G32])" office:value-type="float" office:value="25">
            <text:p>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33:.G33])" office:value-type="float" office:value="25">
            <text:p>2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34:.G34])" office:value-type="float" office:value="25">
            <text:p>2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35:.G35])" office:value-type="float" office:value="25">
            <text:p>2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36:.G36])" office:value-type="float" office:value="25">
            <text:p>25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37:.G37])" office:value-type="float" office:value="25">
            <text:p>25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C38:.G38])" office:value-type="float" office:value="25">
            <text:p>25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39:.G39])" office:value-type="float" office:value="25">
            <text:p>25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40:.G40])" office:value-type="float" office:value="25">
            <text:p>25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41:.G41])" office:value-type="float" office:value="25">
            <text:p>25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C42:.G42])" office:value-type="float" office:value="25">
            <text:p>25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C43:.G43])" office:value-type="float" office:value="25">
            <text:p>25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44:.G44])" office:value-type="float" office:value="25">
            <text:p>25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45:.G45])" office:value-type="float" office:value="25">
            <text:p>25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C46:.G46])" office:value-type="float" office:value="25">
            <text:p>25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47:.G47])" office:value-type="float" office:value="25">
            <text:p>25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48:.G48])" office:value-type="float" office:value="25">
            <text:p>25</text:p>
          </table:table-cell>
        </table:table-row>
        <table:table-row table:style-name="ro2">
          <table:table-cell office:value-type="string">
            <text:p>Total por Alternativa</text:p>
          </table:table-cell>
          <table:table-cell/>
          <table:table-cell table:formula="of:=SUM([.C2:.C48])" office:value-type="float" office:value="774">
            <text:p>774</text:p>
          </table:table-cell>
          <table:table-cell table:formula="of:=SUM([.D2:.D48])" office:value-type="float" office:value="268">
            <text:p>268</text:p>
          </table:table-cell>
          <table:table-cell table:formula="of:=SUM([.E2:.E48])" office:value-type="float" office:value="72">
            <text:p>72</text:p>
          </table:table-cell>
          <table:table-cell table:formula="of:=SUM([.F2:.F48])" office:value-type="float" office:value="8">
            <text:p>8</text:p>
          </table:table-cell>
          <table:table-cell table:formula="of:=SUM([.G2:.G48])" office:value-type="float" office:value="53">
            <text:p>53</text:p>
          </table:table-cell>
          <table:table-cell table:formula="of:=SUM([.C49:.G49])" office:value-type="float" office:value="1175">
            <text:p>1175</text:p>
          </table:table-cell>
        </table:table-row>
        <table:table-row table:style-name="ro2">
          <table:table-cell office:value-type="string">
            <text:p>% por Alternativa</text:p>
          </table:table-cell>
          <table:table-cell/>
          <table:table-cell table:style-name="ce1" table:formula="of:=[.C49]/[.$H49]" office:value-type="percentage" office:value="0.658723404255319">
            <text:p>65,87%</text:p>
          </table:table-cell>
          <table:table-cell table:style-name="ce1" table:formula="of:=[.D49]/[.$H49]" office:value-type="percentage" office:value="0.228085106382979">
            <text:p>22,81%</text:p>
          </table:table-cell>
          <table:table-cell table:style-name="ce1" table:formula="of:=[.E49]/[.$H49]" office:value-type="percentage" office:value="0.0612765957446809">
            <text:p>6,13%</text:p>
          </table:table-cell>
          <table:table-cell table:style-name="ce1" table:formula="of:=[.F49]/[.$H49]" office:value-type="percentage" office:value="0.00680851063829787">
            <text:p>0,68%</text:p>
          </table:table-cell>
          <table:table-cell table:style-name="ce1" table:formula="of:=[.G49]/[.$H49]" office:value-type="percentage" office:value="0.0451063829787234">
            <text:p>4,51%</text:p>
          </table:table-cell>
          <table:table-cell table:style-name="ce1" table:formula="of:=[.H49]/[.$H49]" office:value-type="percentage" office:value="1">
            <text:p>100,00%</text:p>
          </table:table-cell>
        </table:table-row>
        <table:table-row table:style-name="ro2">
          <table:table-cell table:number-columns-repeated="2"/>
          <table:table-cell table:style-name="ce1" table:number-columns-repeated="4"/>
          <table:table-cell table:number-columns-repeated="2"/>
        </table:table-row>
      </table:table>
      <table:table table:name="Planilha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2">12/11/2009</text:date>, <text:time>19:03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uno Coimbra</meta:initial-creator>
    <meta:creation-date>2009-11-12T17:45:57</meta:creation-date>
    <dc:date>2009-11-12T19:03:43</dc:date>
    <dc:creator>Bruno Coimbra</dc:creator>
    <meta:editing-duration>PT00H34M08S</meta:editing-duration>
    <meta:editing-cycles>11</meta:editing-cycles>
    <meta:generator>BrOffice.org/3.0$Unix OpenOffice.org_project/300m15$Build-9379</meta:generator>
    <meta:document-statistic meta:table-count="3" meta:cell-count="397" meta:object-count="0"/>
  </office:meta>
</office:document-meta>
</file>